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7ca04" officeooo:paragraph-rsid="0017ca04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7ca04" officeooo:paragraph-rsid="0017ca04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2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1"/>
      <text:p text:style-name="P1">The <text:span text:style-name="T2">deposited </text:span>data were used in dated BEAST2 analyses and SNAPP analyses implemented in BEAST2.</text:p>
      <text:p text:style-name="P1"/>
      <text:p text:style-name="P1">Data were extracted from whole genomes deposited in GenBank under the following accession numbers.</text:p>
      <text:p text:style-name="P1"/>
      <text:p text:style-name="P1"><text:span text:style-name="T1">Otolemur garnettii</text:span><text:tab/><text:tab/>#451</text:p>
      <text:p text:style-name="P1"><text:span text:style-name="T1">Propithecus coquereli</text:span><text:tab/><text:tab/>#24390</text:p>
      <text:p text:style-name="P1"><text:span text:style-name="T1">Microcebus murinus</text:span><text:tab/><text:tab/>#777</text:p>
      <text:p text:style-name="P1"><text:span text:style-name="T1">Tarsius syrichta</text:span><text:tab/><text:tab/>#766</text:p>
      <text:p text:style-name="P1"><text:span text:style-name="T1">Aotus nancymaae</text:span><text:tab/><text:tab/>#14430</text:p>
      <text:p text:style-name="P1"><text:span text:style-name="T1">Callithrix jacchus</text:span><text:tab/><text:tab/>#442</text:p>
      <text:p text:style-name="P1"><text:span text:style-name="T1">Saimiri boliviensis</text:span><text:tab/><text:tab/>#6907</text:p>
      <text:p text:style-name="P1"><text:span text:style-name="T1">Nomascus leucogenys</text:span><text:tab/>#480</text:p>
      <text:p text:style-name="P1"><text:span text:style-name="T1">Pongo abelii</text:span><text:tab/><text:tab/><text:tab/>#325</text:p>
      <text:p text:style-name="P1"><text:span text:style-name="T1">Gorilla gorilla</text:span><text:tab/><text:tab/><text:tab/>#2156</text:p>
      <text:p text:style-name="P1"><text:span text:style-name="T1">Homo sapiens</text:span><text:tab/><text:tab/><text:tab/>#51</text:p>
      <text:p text:style-name="P1"><text:span text:style-name="T1">Pan troglodytes</text:span><text:tab/><text:tab/>#202</text:p>
      <text:p text:style-name="P1"><text:span text:style-name="T1">Pan paniscus</text:span><text:tab/><text:tab/><text:tab/>#10729</text:p>
      <text:p text:style-name="P1"><text:span text:style-name="T1">Colobus angolensis</text:span><text:tab/><text:tab/>#36539</text:p>
      <text:p text:style-name="P1"><text:span text:style-name="T1">Rhinopithecus roxellana</text:span><text:tab/>#7996</text:p>
      <text:p text:style-name="P1"><text:span text:style-name="T1">Nasalis larvatus</text:span><text:tab/><text:tab/>#7994</text:p>
      <text:p text:style-name="P1"><text:span text:style-name="T1">Chlorocebus sabaeus</text:span><text:tab/>#13136</text:p>
      <text:p text:style-name="P1"><text:span text:style-name="T1">Papio anubis</text:span><text:tab/><text:tab/><text:tab/>#394</text:p>
      <text:p text:style-name="P1"><text:span text:style-name="T1">Cercocebus atys</text:span><text:tab/><text:tab/>#13303</text:p>
      <text:p text:style-name="P1"><text:span text:style-name="T1">Mandrillus leucophaeus</text:span><text:tab/>#36538</text:p>
      <text:p text:style-name="P1"><text:span text:style-name="T1">Macaca nemestrina</text:span><text:tab/><text:tab/>#13267</text:p>
      <text:p text:style-name="P1"><text:span text:style-name="T1">Macaca mulatta</text:span><text:tab/><text:tab/>#215</text:p>
      <text:p text:style-name="P1"><text:span text:style-name="T1">Macaca fascicularis</text:span><text:tab/><text:tab/>#776</text:p>
      <text:p text:style-name="P1"/>
      <text:p text:style-name="P1">All scripts used to extract these data, generate alignments and perform analyses are deposited at GitHub (<text:a xlink:type="simple" xlink:href="https://github.com/boopsboops/primates-genome-phylo" text:style-name="Internet_20_link" text:visited-style-name="Visited_20_Internet_20_Link">https://github.com/boopsboops/primates-genome-phylo</text:a>) and (<text:a xlink:type="simple" xlink:href="https://github.com/legalLab/primates-genome-phylo" text:style-name="Internet_20_link" text:visited-style-name="Visited_20_Internet_20_Link">https://github.com/legalLab/primates-genome-phylo</text:a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rbek</meta:initial-creator>
    <meta:creation-date>2017-10-16T10:24:07.438001072</meta:creation-date>
    <dc:date>2017-10-16T10:35:52.856961548</dc:date>
    <dc:creator>Tomas Hrbek</dc:creator>
    <meta:editing-duration>PT1M35S</meta:editing-duration>
    <meta:editing-cycles>1</meta:editing-cycles>
    <meta:document-statistic meta:table-count="0" meta:image-count="0" meta:object-count="0" meta:page-count="1" meta:paragraph-count="27" meta:word-count="118" meta:character-count="958" meta:non-whitespace-character-count="842"/>
    <meta:generator>LibreOffice/5.1.6.2$Linux_X86_64 LibreOffice_project/10m0$Build-2</meta:generator>
  </office:meta>
</office:document-meta>
</file>